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nwalatwtfriend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_wd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ngsW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m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anhazmemen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cdl2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leasharchiv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chinePix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WebSciD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duc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elgeho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tanfordnlp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ZachTanZM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webrecorder_io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3Blue1Brown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AcademiaObscur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weiglemc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Galsondor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mir_smi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justinfbrunelle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offattchristie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HistoryInPics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HarvardLIL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scientiffic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documentnow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ibnesayeed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aalsum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AllisonHegel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srocheleau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machawk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phonedude_mln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hvdsomp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yasmina_anwar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ssfrug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femalegazebot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nullhandle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johnaberli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ncasemajor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WhatBrett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mzagaja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shawnmjones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b0rk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internetarchive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DamolaMore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lintool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walkeroh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mart1nkle1n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clancynewyork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this_phillips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jeremyw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tweetsauce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anjacks0n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f_nanni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ruebot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dweinberger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ystvns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BergisJules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Radiolab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_mccain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ffodu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abziegler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jessogden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KatherineRCook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ianmilligan1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Moha_Magdy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string" calcext:value-type="string">
            <text:p>docmattweber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muira_mccammon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katestarbird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string" calcext:value-type="string">
            <text:p>EbenezarWikina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string" calcext:value-type="string">
            <text:p>edsu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string" calcext:value-type="string">
            <text:p>BKCHarvard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string" calcext:value-type="string">
            <text:p>pj_webster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string" calcext:value-type="string">
            <text:p>meangrape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string" calcext:value-type="string">
            <text:p>williamjturkel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string" calcext:value-type="string">
            <text:p>zittrain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string" calcext:value-type="string">
            <text:p>MIT_CSAIL</text:p>
          </table:table-cell>
          <table:table-cell office:value-type="float" office:value="9866" calcext:value-type="float">
            <text:p>9866</text:p>
          </table:table-cell>
        </table:table-row>
      </table:table>
      <table:named-expressions/>
      <table:database-ranges>
        <table:database-range table:name="__Anonymous_Sheet_DB__0" table:target-range-address="acnwalatwtfriends.A1:acnwalatwtfriends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3T20:54:26.428718065</dc:date>
    <meta:editing-duration>PT10M25S</meta:editing-duration>
    <meta:editing-cycles>1</meta:editing-cycles>
    <meta:document-statistic meta:table-count="1" meta:cell-count="152" meta:object-count="0"/>
    <meta:generator>LibreOffice/5.0.6.2$Linux_X86_64 LibreOffice_project/00$Build-2</meta:generator>
  </office:meta>
</office:document-meta>
</file>